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36cm"/>
    </style:style>
    <style:style style:name="co3" style:family="table-column">
      <style:table-column-properties fo:break-before="auto" style:column-width="1.633cm"/>
    </style:style>
    <style:style style:name="ro1" style:family="table-row">
      <style:table-row-properties style:row-height="0.901cm" fo:break-before="auto" style:use-optimal-row-height="true"/>
    </style:style>
    <style:style style:name="ro2" style:family="table-row">
      <style:table-row-properties style:row-height="0.61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San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San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imbus Sans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21" table:default-cell-style-name="ce3"/>
        <table:table-row table:style-name="ro1">
          <table:table-cell table:style-name="ce1" office:value-type="string" calcext:value-type="string">
            <text:p>Passo</text:p>
          </table:table-cell>
          <table:table-cell table:style-name="ce1" office:value-type="string" calcext:value-type="string">
            <text:p>valor (Input)</text:p>
          </table:table-cell>
          <table:table-cell table:style-name="ce1" office:value-type="string" calcext:value-type="string">
            <text:p>this.valor</text:p>
          </table:table-cell>
          <table:table-cell table:style-name="ce1" office:value-type="string" calcext:value-type="string">
            <text:p>Condição (this.valor &gt; 10)</text:p>
          </table:table-cell>
          <table:table-cell table:style-name="ce1" office:value-type="string" calcext:value-type="string">
            <text:p>ehMaior (Output)</text:p>
          </table:table-cell>
          <table:table-cell table:style-name="ce1" office:value-type="string" calcext:value-type="string">
            <text:p>Saída no System.out.println</text:p>
          </table:table-cell>
          <table:table-cell table:number-columns-repeated="101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NÃO É MAIOR QUE 10!</text:p>
          </table:table-cell>
          <table:table-cell table:number-columns-repeated="101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NÃO É MAIOR QUE 10!</text:p>
          </table:table-cell>
          <table:table-cell table:number-columns-repeated="101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É MAIOR QUE 10!</text:p>
          </table:table-cell>
          <table:table-cell table:number-columns-repeated="1018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10.5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É MAIOR QUE 10!</text:p>
          </table:table-cell>
          <table:table-cell table:number-columns-repeated="1018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5T19:19:22.225009167</meta:creation-date>
    <dc:date>2024-08-15T19:30:03.624468948</dc:date>
    <meta:editing-duration>PT10M42S</meta:editing-duration>
    <meta:editing-cycles>3</meta:editing-cycles>
    <meta:generator>LibreOffice/7.3.7.2$Linux_X86_64 LibreOffice_project/30$Build-2</meta:generator>
    <meta:document-statistic meta:table-count="1" meta:cell-count="30" meta:object-count="0"/>
  </office:meta>
</office:document-meta>
</file>